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0f79f" officeooo:paragraph-rsid="0020f79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0f79f" officeooo:paragraph-rsid="0020f79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20f79f" officeooo:paragraph-rsid="0020f79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</text:p>
      <text:p text:style-name="P1"/>
      <text:p text:style-name="P1"/>
      <text:p text:style-name="P3">Hablemos sobre ExpressJS:</text:p>
      <text:p text:style-name="P3"/>
      <text:p text:style-name="P2">ExpressJS es un framework de NodeJS para la construccion de servicios web en JS.</text:p>
      <text:p text:style-name="P2"/>
      <text:p text:style-name="P2">Utilizaremos REST API (buscar que es una rest api)</text:p>
      <text:p text:style-name="P2"/>
      <text:p text:style-name="P2"/>
      <text:p text:style-name="P3">Middelwares en ExpressJS</text:p>
      <text:p text:style-name="P3"/>
      <text:p text:style-name="P2">Son funciones en cadena que se van ejecutando hasta llegar a un proceso que devuelve algo al cliente.</text:p>
      <text:p text:style-name="P2"/>
      <text:p text:style-name="P2">Obtiene peticion //&gt; proceso //&gt; retorna respuesta al cliente o pasa a siguiente middleware</text:p>
      <text:p text:style-name="P2"/>
      <text:p text:style-name="P2">Se le encarga un objetivo a cada middleware, cada uno hace algo en especifico, no hay uno que haga todo (lo cual lo hace escalable).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3:48:45.191182184</meta:creation-date>
    <meta:generator>LibreOffice/7.3.7.2$Linux_X86_64 LibreOffice_project/30$Build-2</meta:generator>
    <dc:date>2023-10-26T15:17:09.309646234</dc:date>
    <meta:editing-duration>PT1H16M59S</meta:editing-duration>
    <meta:editing-cycles>1</meta:editing-cycles>
    <meta:document-statistic meta:table-count="0" meta:image-count="0" meta:object-count="0" meta:page-count="1" meta:paragraph-count="8" meta:word-count="87" meta:character-count="511" meta:non-whitespace-character-count="431"/>
  </office:meta>
</office:document-meta>
</file>